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cm" svg:height="1cm" svg:x="6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1cm" svg:height="1cm" svg:x="7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cm" svg:height="1cm" svg:x="10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1cm" svg:height="1cm" svg:x="11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1cm" svg:height="1cm" svg:x="6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1cm" svg:height="1cm" svg:x="7.5cm" svg:y="12cm">
          <text:p text:style-name="P1">g</text:p>
          <draw:enhanced-geometry svg:viewBox="0 0 21600 21600" draw:type="rectangle" draw:enhanced-path="M 0 0 L 21600 0 21600 21600 0 21600 0 0 Z N"/>
        </draw:custom-shape>
        <draw:frame draw:style-name="gr2" draw:layer="layout" svg:width="2.818cm" svg:height="0.988cm" svg:x="17.5cm" svg:y="9.012cm">
          <draw:text-box>
            <text:p text:style-name="P3">Parents</text:p>
          </draw:text-box>
        </draw:frame>
        <draw:connector draw:style-name="gr3" draw:text-style-name="P2" draw:layer="layout" draw:type="line" svg:x1="7cm" svg:y1="10cm" svg:x2="7cm" svg:y2="12cm" draw:start-shape="id1" draw:start-glue-point="2" draw:end-shape="id2" draw:end-glue-point="0">
          <text:p text:style-name="P3"/>
        </draw:connector>
        <draw:connector draw:style-name="gr3" draw:text-style-name="P2" draw:layer="layout" draw:type="line" svg:x1="11cm" svg:y1="10cm" svg:x2="4cm" svg:y2="12cm" draw:start-shape="id3" draw:start-glue-point="2" draw:end-shape="id4">
          <text:p text:style-name="P3"/>
        </draw:connector>
        <draw:custom-shape draw:style-name="gr1" draw:text-style-name="P2" draw:id="id9" draw:layer="layout" svg:width="1cm" svg:height="1cm" svg:x="10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1cm" svg:height="1cm" svg:x="11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1cm" svg:height="1cm" svg:x="14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5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cm" svg:height="1cm" svg:x="2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1cm" svg:height="1cm" svg:x="3.5cm" svg:y="12cm">
          <text:p text:style-name="P1">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cm" svg:y1="10cm" svg:x2="3cm" svg:y2="12cm" draw:start-shape="id1" draw:start-glue-point="2" draw:end-shape="id5">
          <text:p text:style-name="P3"/>
        </draw:connector>
        <draw:connector draw:style-name="gr3" draw:text-style-name="P2" draw:layer="layout" draw:type="line" svg:x1="12cm" svg:y1="10cm" svg:x2="8cm" svg:y2="12cm" draw:start-shape="id6" draw:start-glue-point="2" draw:end-shape="id7" draw:end-glue-point="0">
          <text:p text:style-name="P3"/>
        </draw:connector>
        <draw:connector draw:style-name="gr3" draw:text-style-name="P2" draw:layer="layout" draw:type="line" svg:x1="8cm" svg:y1="10cm" svg:x2="11cm" svg:y2="12cm" draw:start-shape="id8" draw:start-glue-point="2" draw:end-shape="id9" draw:end-glue-point="0">
          <text:p text:style-name="P3"/>
        </draw:connector>
        <draw:connector draw:style-name="gr3" draw:text-style-name="P2" draw:layer="layout" draw:type="line" svg:x1="11cm" svg:y1="10cm" svg:x2="12cm" svg:y2="12cm" draw:start-shape="id3" draw:start-glue-point="2" draw:end-shape="id10" draw:end-glue-point="0">
          <text:p text:style-name="P3"/>
        </draw:connector>
        <draw:connector draw:style-name="gr3" draw:text-style-name="P2" draw:layer="layout" draw:type="line" svg:x1="8cm" svg:y1="10cm" svg:x2="15cm" svg:y2="12cm" draw:start-shape="id8" draw:start-glue-point="2" draw:end-shape="id11">
          <text:p text:style-name="P3"/>
        </draw:connector>
        <draw:connector draw:style-name="gr3" draw:text-style-name="P2" draw:layer="layout" draw:type="line" svg:x1="12cm" svg:y1="10cm" svg:x2="15.829cm" svg:y2="11.895cm" draw:start-shape="id6" draw:start-glue-point="2">
          <text:p text:style-name="P3"/>
        </draw:connector>
        <draw:frame draw:style-name="gr2" draw:layer="layout" svg:width="3.368cm" svg:height="0.988cm" svg:x="17.222cm" svg:y="12.012cm">
          <draw:text-box>
            <text:p text:style-name="P3">Offsp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initial-creator>No set</meta:initial-creator>
    <meta:creation-date>2007-04-05T09:17:13</meta:creation-date>
    <dc:creator>No set</dc:creator>
    <dc:date>2007-04-05T09:34:02</dc:date>
    <dc:language>en-CA</dc:language>
    <meta:editing-cycles>4</meta:editing-cycles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